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6.8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7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fo:background-color="#e6e6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2" office:value-type="string">
            <text:p>Auto</text:p>
          </table:table-cell>
          <table:table-cell table:style-name="ce2" office:value-type="date" office:date-value="2015-02-05">
            <text:p>05/02/15</text:p>
          </table:table-cell>
          <table:table-cell table:style-name="ce7" office:value-type="string">
            <text:p>Area</text:p>
          </table:table-cell>
          <table:table-cell table:style-name="ce7" office:value-type="string">
            <text:p>Page</text:p>
          </table:table-cell>
          <table:table-cell table:style-name="ce7" office:value-type="string">
            <text:p>Check</text:p>
          </table:table-cell>
          <table:table-cell table:style-name="ce7" table:number-columns-repeated="1017"/>
        </table:table-row>
        <table:table-row table:style-name="ro4">
          <table:table-cell table:style-name="ce3" office:value-type="string">
            <text:p>yes</text:p>
          </table:table-cell>
          <table:table-cell table:style-name="ce3" office:value-type="string">
            <text:p>y</text:p>
          </table:table-cell>
          <table:table-cell table:style-name="ce8" office:value-type="string">
            <text:p>public nav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does it list about login and signup?</text:p>
          </table:table-cell>
          <table:table-cell table:style-name="ce8" table:number-columns-repeated="1017"/>
        </table:table-row>
        <table:table-row table:style-name="ro3">
          <table:table-cell table:style-name="ce3" office:value-type="string">
            <text:p>yes</text:p>
          </table:table-cell>
          <table:table-cell table:style-name="ce3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about. Does it take you to the about page?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login does it take you to the login page?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signup. Does it take you to the signup page.</text:p>
          </table:table-cell>
          <table:table-cell table:style-name="ce8" table:number-columns-repeated="1017"/>
        </table:table-row>
        <table:table-row table:style-name="ro4">
          <table:table-cell table:style-name="ce3" office:value-type="string">
            <text:p>yes</text:p>
          </table:table-cell>
          <table:table-cell table:style-name="ce3" office:value-type="string">
            <text:p>y</text:p>
          </table:table-cell>
          <table:table-cell table:style-name="ce8" office:value-type="string">
            <text:p>stream nav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Does it list the default streams?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3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on a stream. Does that page load. 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3" office:value-type="string">
            <text:p>y</text:p>
          </table:table-cell>
          <table:table-cell table:style-name="ce8" table:number-columns-repeated="2"/>
          <table:table-cell table:style-name="ce8" office:value-type="string">
            <text:p>Try with another stream.</text:p>
          </table:table-cell>
          <table:table-cell table:style-name="ce8"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office:value-type="string">
            <text:p>Public site</text:p>
          </table:table-cell>
          <table:table-cell office:value-type="string">
            <text:p>Home</text:p>
          </table:table-cell>
          <table:table-cell office:value-type="string">
            <text:p>Does the home page show the news stream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make a post. Does a modal login pop up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upvote and down vote. Does a modal pop up appear?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the sort drop down and select the first sort. Does the page load? Has the url updated to show the stream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the sort drop down and select the second sort. Does the page load? Has the url updated to show the stream and rhythm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load a stream page with a rhythm in the url. Is the correct rhythm selected. Do its results show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table:style-name="ce8"/>
          <table:table-cell table:style-name="ce8" office:value-type="string">
            <text:p>Click on the title of the first post. Does the post page load?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on the comments link of the first post. Does the post page load?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lick on the username of the first post. Does the profile page load?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/>
          <table:table-cell table:style-name="ce8" office:value-type="string">
            <text:p>Post Page</text:p>
          </table:table-cell>
          <table:table-cell table:style-name="ce8" office:value-type="string">
            <text:p>Check main post loads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heck child posts load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heck 'reply' and vote button links open modal login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heck the parent post 'link' directs to the same page.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office:value-type="string">
            <text:p>Check a child post 'link' directs to the post page for that child.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office:value-type="string">
            <text:p>Reload a post page and check the child posts haven't duplicated.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office:value-type="string">
            <text:p>Check the sort dropdown opens the modal login.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Check the user links in the top parent post and a child post go to the profile page.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Profile Page</text:p>
          </table:table-cell>
          <table:table-cell office:value-type="string">
            <text:p>Check the title is present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the real name and about me are present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the 'login to see relationships' is present and opens the login page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the profile picture is present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About page</text:p>
          </table:table-cell>
          <table:table-cell office:value-type="string">
            <text:p>Is the content good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Signup page</text:p>
          </table:table-cell>
          <table:table-cell office:value-type="string">
            <text:p>Is it on Https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it redirect to https if http is us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the help dialogues open up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ll fields blank. Should show three error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out an email address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n invalid name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 duplicate name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 missing password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missmatched passwords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 duplicate email (should work)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signing up with an email addres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Ensure config data is created during signup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After signing up, the tutorial pop up should show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lick no to the tutorial and the home page should load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lick yes to the tutorial and the tutorial should start.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a new signup have the default streams subscribed.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Login</text:p>
          </table:table-cell>
          <table:table-cell office:value-type="string">
            <text:p>Is on http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it redirect to https if http is used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the signup link work (is it on https?)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Enter an invalid short username. Error shown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Enter an invalid long username. Error shown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Enter a valid longform username. Taken to password page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Enter a valid short form username. Taken to password page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Password page.</text:p>
          </table:table-cell>
          <table:table-cell office:value-type="string">
            <text:p>Is on https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it redirect to https if http is us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wrong password. Error shown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orrect password? Logged in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remember me. Close browser. Still logged in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reset password link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Password Reset</text:p>
          </table:table-cell>
          <table:table-cell office:value-type="string">
            <text:p>Check on http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it redirect to https if http is us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link back to password page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link back to client website.</text:p>
          </table:table-cell>
          <table:table-cell table:number-columns-repeated="1017"/>
        </table:table-row>
        <table:table-row table:style-name="ro3">
          <table:table-cell/>
          <table:table-cell table:style-name="ce4"/>
          <table:table-cell table:number-columns-repeated="2"/>
          <table:table-cell office:value-type="string">
            <text:p>check password reset (can only test on staging server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heck if there is a message for a test account that did not include a sign up email.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>
            <text:p>Logged in pages</text:p>
          </table:table-cell>
          <table:table-cell table:number-columns-repeated="1019"/>
        </table:table-row>
        <table:table-row table:style-name="ro3">
          <table:table-cell table:number-columns-repeated="1022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Home</text:p>
          </table:table-cell>
          <table:table-cell office:value-type="string">
            <text:p>Does it load and look normal. Show the default stream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News stream</text:p>
          </table:table-cell>
          <table:table-cell office:value-type="string">
            <text:p>Are the posts loading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vote buttons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title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user link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kindred score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comment link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posts have ring link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a comment link show the correct number of child comments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vote buttons work? Up, down (undoes vote), down again. Tripple up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a post link go to its post page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a post comment link go to its post page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username links go to the profile pages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the rings drop down show 'no ring memberships' message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the 'There are no more posts to display' message show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stream title in the sidebar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sort drop down showing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stream description present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stream filter description present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'submitting is restricted message' present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 meta link present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lick the sort drop down and select another sort. Does the stream reload in the correct order? Has the url updated?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lick the original sort. Does the stream reload in the correct order? Has the url updat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Wait for an update to run. Does it error (change user setting override_stream_update_frequency to speed this up)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retest sort drop down after update (sometimes old results are appended, resulting in duplicates)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he unsubscribe button should not be visible (this stream is locked.)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the meta link. Does it work.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office:value-type="string">
            <text:p>Test stream</text:p>
          </table:table-cell>
          <table:table-cell office:value-type="string">
            <text:p>go to /test/stream/test stream/0/0/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the unsubscribe button work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number-columns-repeated="2"/>
          <table:table-cell office:value-type="string">
            <text:p>Try re subscribing.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try unsubscribing. Reload the page. Is it still unsubscrib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Re subscribe, reload the page. Is it still subscrib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Scroll down. Do off page posts load until there are no more and the end of stream message is display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Make a post. Does it appear at the top of the stream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Make a second post. Does the form open properly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Wait for a stream update to run. Ensure that the new post does not appear in the new list.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number-columns-repeated="2"/>
          <table:table-cell office:value-type="string">
            <text:p>call /tests/SetupStreamUpdateTest, open <text:s/>/test/stream/test stream/0/0/0 in another tab. When loaded, in a third tab open <text:s/>/tests/TriggerStreamUpdateTes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 some new posts appear?</text:p>
          </table:table-cell>
          <table:table-cell office:value-type="string">
            <text:p>all posts appear at the top rather than in their correct places.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elete a post. Does the confirmation appear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ancel deleting a post. Does it cancel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onfirm deleting a post. Does it delete? Reload the page to check.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number-columns-repeated="2"/>
          <table:table-cell office:value-type="string">
            <text:p>Select the 'test rhythm with params' rhythm and enter some param details Click 'Apply filters'.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number-columns-repeated="2"/>
          <table:table-cell office:value-type="string">
            <text:p>Did the param fields data remain when the stream reloads? Did the console print the param details out from the filter.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office:value-type="string">
            <text:p>Everything stream</text:p>
          </table:table-cell>
          <table:table-cell office:value-type="string">
            <text:p>load /test/stream/test everything stream/0/0/0/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number-columns-repeated="2"/>
          <table:table-cell office:value-type="string">
            <text:p>Make a post to test all values. Does it post? Make sure to test image thumbnail in link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id the post appear at the top of the stream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/>
          <table:table-cell office:value-type="string">
            <text:p>Post page</text:p>
          </table:table-cell>
          <table:table-cell office:value-type="string">
            <text:p>Click the new post link. Does it go through to the post page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Is there a thumbnail.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the link field work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is lists display what was selecte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 the value fields work? Do the colours change appropriately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ancel a take. Do the colours revert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Reload the page. Have the take values stuck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Click edit. Can you edit the post? Does the form look good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Does a post edit cancel the edit and return the user to the original post?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string">
            <text:p>y</text:p>
          </table:table-cell>
          <table:table-cell table:number-columns-repeated="2"/>
          <table:table-cell office:value-type="string">
            <text:p>Make an edit. Reload the page has the edit stuc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reply. Make a child post. Every thing look good. Test the value buttons. Reload the pag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goto /post/cobaltcascade.localhost/1 Do lots of child posts load? (url is different on live server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ange the sort algorithm. Do the posts change order correctly?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Go back to the stream that the top post is in. Does it show the correct number of children? (<text:span text:style-name="T1">only works if page is reloaded</text:span>)<text:span text:style-name="T1"> (if tests have been deleted then it is wrong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unsubscribe link and resubscribe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meta link. Does the meta post load?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/>
          <table:table-cell office:value-type="string">
            <text:p>Stream subscirptions</text:p>
          </table:table-cell>
          <table:table-cell office:value-type="string">
            <text:p>Click the '…more' link on the stream subscriptions nav. Does the subnav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Edit stream subscriptions'. Does the stream subscriptions page load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Are stream descriptions listed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Search for streams' Does it ope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losing and opening it a few time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filters and paging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description' does it roll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view from a stream on page 2. does it open the stream view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back. Does the stream subscription page open with the search open on page 2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middle click the view link. Does it open in a new tab?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subscribe. Does it appear in the stream list, In the stream nav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the new stream. Does it open the details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unsubscribe Does it unsubscribe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Subscribe another stream. Reload the page. Is it still visible? Unsubscribe it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Open stream suggestions. Does it open up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opening and closing it a few time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description. Does it roll open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view does the page open and when you click back the suggestions are still open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ubscribing and unsubscribing a suggestio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Open the details of a subscription. Does it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change version. Select a new version. Does it work. Reload the page. Has it stuc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ange the version a few times without reloading the page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Select the details of a sort rhythm. Does it open? Click again does it close. Open it again. Try another. Does the old one close and new one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rhythm change version. Select a new version. Does it work. Reload the page. Has it stuc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ange the rhythm version a few times without reloading the page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'search for a new rhythm'. Does the search ope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filters and paging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From page 2 click 'view' Does it go to the rhythm page. Does clicking back bring you back to the subscriptions page with the stream details open and the rhythm search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description on a rhythm. Does it roll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subscribe. Is it added to the subscribed list. Click on its 'details' link. Does it open up. Reload the page. Is it still subscribe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'unsubscribe'. Does the stream unsubscribe and roll up? Reload the page to chec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'Show rhythm suggestions'. Does it open up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'view' Does it go to the rhythm page. Does clicking back bring you back to the subscriptions page with the stream details open and the rhythm suggestions open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ubscribing and unsubscribing the suggestion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subscribing a new rhythm. Go to the streams page. Has the rhythm appeared in the drop dow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removing all rhythm subscriptions. Reload the page. Subscribe one. Does it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Click 'Search for a moderation ring' Does it open up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filters and paging. Does it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view' from page 2 Does it go to the profile page. Does clicking back bring you back to the subscriptions page with the stream details open and the ring search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subscribe. Does it appear in the list? Try reloading the page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unsubscribing and subscribing a few times. Reload the page to check it was unsubscribe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removing all ring subscriptions. Reload the page. Subscribe one. Does it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'show moderation ring suggestions'. Does it open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'view' Does it go to the profile page. Does clicking back bring you back to the subscriptions page with the stream details open and the ring suggestions open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subscribe does it work. Reload the page. Did it stic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move all subscriptions reload the page. Try adding one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/>
          <table:table-cell office:value-type="string">
            <text:p>Profile Page</text:p>
          </table:table-cell>
          <table:table-cell office:value-type="string">
            <text:p>Goto the test profile page. Ensure it loads without error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eck the title is present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edit profile link. Does the edit page load. Click the view profile page. Does it loa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/>
          <table:table-cell office:value-type="string">
            <text:p>Edit profile</text:p>
          </table:table-cell>
          <table:table-cell office:value-type="string">
            <text:p>Click on edit profile link again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 username present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 profile image help present and working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Upload an image. Does it upload and display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go back to the profile page. Does it display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Go back to the edit page. Do the name and about help buttons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hanging the 'real name'. Does it change. Go back to the profile page has it change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hanging the 'about'. Does it change. Go back to the profile page has it change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/>
          <table:table-cell office:value-type="string">
            <text:p>Profile Page</text:p>
          </table:table-cell>
          <table:table-cell office:value-type="string">
            <text:p>Check the kindred help button. Does it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eck the kindred score. Is it infinite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Go to /sky Is the kindred score 0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conversation with this user link. Does it take you to a meta post about the user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'Your tags for this user' empty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list the tags you use the most'. Does it list some 'test user stream … ' tags? Do they all show ticks rather than crosse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e of the tags (on the <text:s/>icon). Does it appear in the 'your tags for this user'? Does it have a cross? Does the original have a cross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Do the same for another two tag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move the second tag by clicking the cross in the 'Your <text:s/>tags for this user section'. Is it removed. Does the cross turn to tick under 'tag this user'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cross the third tag under 'tag this user'. Is it removed. Does the cross turn to tick under 'tag this user'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add another tag. Check that the tag name is a link to the tags post page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close popular tags. Does It close. Open and close again to be sur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Make sure the 'test user stream' tag is not a tag on this user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'Suggest user tags' link. 'test user stream' tag should appear. Tag them. Check appears in list and both tags have a cros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ose suggestions. Open them again. Should be no suggestion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move the tag. Close suggestions, open again. Tag should be available again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Open the 'Search for user tags'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filter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eck the help dialogue open up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a tag. Check it appears above and both have a cross on them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move the tag using the search tag. Does it disappear from above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subscribe another tag. Remove it from above. Does the tag icon change in the search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'create a new tag' link. Does it open up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help icons. Do they pop up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reate a new tag. Click create. Does it work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ag the new tag. Does it appear above. Do both icons change. Untag it. Does it disappear above. Does the new tag icon change bac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reating a tag with a bad name. Does the error show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reating a tag with no name. Does the error appear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creating another tag. Does it replace the first one that was created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Reload the page after applying some tag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@todo some more complex tests are needed to check the kindred tag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hey should have appeared in the global tags list. <text:span text:style-name="T1">(there is currently a bug – the last tag downloaded is not displayed.)</text:span>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uggestions</text:p>
          </table:table-cell>
          <table:table-cell office:value-type="string">
            <text:p>Before doing these tests update 'How many seconds to wait before showing suggestion messages' on the settings page to just a few second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Wait for some suggestions to generate. Does the suggestions link get a number after it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suggestions link. Does it roll open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the settings page and make sure the 5 suggestions rhythms are using the test suggestion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baltcascade.localhost/test/rhythm/test+stream+suggestion/0/0/0/js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baltcascade.localhost/test/rhythm/test+filter+suggestion/0/0/0/js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baltcascade.localhost/test/rhythm/test+user+tag+suggestion/0/0/0/js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baltcascade.localhost/test/rhythm/test+moderation+suggestion/0/0/0/js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baltcascade.localhost/test/rhythm/test+suggest+user/0/0/0/jso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Wait for user suggestions to come up. (If another suggestion comes up first dismiss it with 'not now'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not now. Does another user suggestion come up, and another? But they don't repea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Reload the page. Wait for user suggestions again. Click 'show another' to them all. Do they then repeat? On the repeat the 'show another' button should have gone away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visit button on a user suggestion. Does the profile of the user open and the suggestion stay in place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the no thanks. Is it processed without errors and the suggestion removed? Reload the page and wait. That suggestion should not come back.<text:span text:style-name="T1"> (currently broken)</text:span>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ad the page and wait a while. Click 'not now' to all suggestions. None should come up more than onc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'no thanks' to all the user suggestions. They should not come up agai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fter reloading the page wait for 'A new stream has been suggested'. Try the show another and not now buttons as for the user sugges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visiting a suggested stream. Does it load without the suggestion going away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ubscribing the suggested stream. Is it subscribed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licking 'no thanks' to a suggested stream. Reload the page. Wait to make sure it is not coming back. <text:span text:style-name="T1">(removing declines suggestions currently depends on the suggestion rhythm removing them. The test one doesn't)</text:span>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Ensure that 'cobaltcascade.localhost/test/rhythm/test+filter+suggestion/0/0/0/json' is the filter rhythm on the settings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Now try the suggested rhythms 'show another' and 'not now' butt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the subscribe button for a suggested rhythm. Is it subscribed to the stream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the 'no thanks' button for a suggested rhythm. Does it return. <text:span text:style-name="T1">(@todo need better test rhythm that always returns the same result)</text:span>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Now try the suggested moderation rings 'show another' and 'not now' butt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the subscribe button for a suggested rhythm. Is it subscribed to the stream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the 'no thanks' button for a suggested rhythm. Does it return. Is it shown next time around. <text:span text:style-name="T1">(@todo need better test rhythm that always returns the same result)</text:span>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When there are no more suggestions to show does the message show up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close suggestions button work when clicke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suggestions menu button open up the suggestions even when there are none to show. And show the no suggestions message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/>
          <table:table-cell office:value-type="string">
            <text:p>Ring index</text:p>
          </table:table-cell>
          <table:table-cell office:value-type="string">
            <text:p>Click the link on the top nav. Does the ring page load. Is the 'test ring' listed under both ring memberships and rings you administer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profile under 'Ring membership'. Does the ring profile page load. Does it say ring instead of user in relevant place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members area does the member page load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on ring in the top nav again. Click on members area under <text:s/>'Ring membership'. <text:s/>Does the member page loa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Switch cookie testing state to true. Click back. Click search for rings. Does the ring search open up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the filters. Do they work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view on a ring. Does the join link appear. Click it. Does it say you are now a member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rings in top nav again. Has the new ring appeared in the list? <text:span text:style-name="T1">(needs a page reload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members area link and then click 'leave ring' does the confirm button come up. Press it. You should be redirected to the ring page. 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re a message saying you have unsubscribed. Is the ring no longer in the list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'profile' under 'Rings you administer. Do you go to the profile page. Can you 'Edit this ring'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edit button. Does it take you to the edit profile page for the ring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Go back to the rings page and click the 'edit profile' link. Does this also take you to the edit profile page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he real name row should not be present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Try uploading an image and changing the about text. Check they have changed on the profile page. Check that the test users profile data hasn't changed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lick the ring admin link. Does the update page for the ring appear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 name correct and not editable? Does the help icon work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eck that the membership help icon works.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 membership dropdown on open to the public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Check that the admin type help icon works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s the ring rhythm help icon working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Does the ring rhythm search open up?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0" office:value-type="string">
            <text:p>@todo ring rhythm selection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ange the membership to 'by an admins invitation'. Click update. Any errors? Has the 'send member invitation' appeared in the side bar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on rings does the member invitation link appear? Reselect this admin page. Does the send member invitation still appear on the side b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'send a member invitation' link on the sideb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send invitation page open up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Press select. Does the user select from open up? Try filtering it. And pages. Select a user, does it populate the fiel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nd an invitation. Does it display the sent messag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Log in as the other user. Did they receive a private post informing them of the invitation? Does the invitation appear on their Rings page? (have to wait for cooldown for the post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rings page show who sent the invitation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join link. Does the invitation disappear and the membership appear above? Click the profile link. Does it work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ring page. Reload it. Does the membership still appe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back in as main test user. Go back to the admin page of a ring. Change Membership to 'By a members invitation'. Click update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the ring page does the link to send a member invitation appear in the 'ring memberships' section.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on the 'members area' link. Does the send an invitation link appear? If yes click it. Does the page loa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ring page. Click the members area link. Does the 'send an invitation' link appear on the side bar? Click it. Does the page loa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nd an invitation to another user. Log on as that user. Did they receive the private message and does it appear on the ring page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back in as the main test user. Go back to the ring admin page. Change membership type to membership rhythm. Check that the help link work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search link. Check the filters. Select a rhythm. Press update. Did anything error.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0" office:value-type="string">
            <text:p>@todo need more in depth test of ring membership rhythm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ring page. And select 'create a new ring'. Does it take you to the form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submit. Check errors on first three fields. (Ring rhythm is optional.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enter a bad name. Check erorr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help icon buttons. (Including those that appear when membership and admin options are changed.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search links work (four of them). (open, close, filter, select.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nter a good name and valid values for the drop downs. Make a new ring. Are you redirected to the update page with the new ring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ring admin page. Select the first test ring and change the membership type to 'by another ring'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help text button and search options. Check filters and paging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Put the new test ring in the textfield and update. Does it update.</text:p>
          </table:table-cell>
          <table:table-cell table:number-columns-repeated="1017"/>
        </table:table-row>
        <table:table-row table:style-name="ro4">
          <table:table-cell table:style-name="ce6" table:number-columns-repeated="2"/>
          <table:table-cell table:number-columns-repeated="2"/>
          <table:table-cell table:style-name="ce10" office:value-type="string">
            <text:p>@todo Sending invitations from the super ring is currently broke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membership back to public and sav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admin type to by invitation. Click save. Do the invitation and resign links appear on the left hand side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Does the list of administrators appear at the top? <text:span text:style-name="T1">@todo Currently broken. Requires page refresh.</text:span>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link at the side goes to the invitation page. Also check that the link is listed on the main ring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nd an invitation to another user. Log on as that user. Did they receive the private message and does it appear on the ring page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Accept the invitation and check that they have admin privillages. Log back in as the main test use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ring admin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admin type 'Another Ring' Does a warning pop up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Accept the warning. Does the help popup work and the search form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the test ring created earlier. Update the form.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You should be redirected to the main ring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at you still have an admin link to it (you are a member of the super ring.) Does it inform you that it has access due to a super ring?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0" office:value-type="string">
            <text:p>@todo There are no test ring rhythms yet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Manage Users</text:p>
          </table:table-cell>
          <table:table-cell office:value-type="string">
            <text:p>Make the test ring membership open to the public get some other users to join. The go to the Manage users page for that ring (Make sure ?testing=true) is in the query string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page load with the users listed. Try the filters and sort direc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icking on ban. Reload the page. Are they still banned. 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est the banned filter dropdow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icking on reinstate. Reload the page. Are they still reinstated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Ban a user then log on as them and see if they if the ring is in their ring list (it shouldn't be.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to join the ring on the rings profile page. You should get an error message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Manage take names</text:p>
          </table:table-cell>
          <table:table-cell office:value-type="string">
            <text:p>Log back in as the main test user. Go to the admin page for the test ring. Go to the Manage Take names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page load without errors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Do the help popups work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stream search work? Test filters, paging and sorting. Open and close a couple of time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nter a new take name 'test all'. Set the amount to 5 and choose a stream. Click creat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the new stream appear in the list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the post page for the stream entered. Click the ring menu. Does the take name appear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take name. Does it process and remain taken? Reload the page. Is it still taken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another stream and click the ring menu. Does the take name appear? It shouldn'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ome back to the take name admin page. Select the new take name from the list. Remove the stream. And save i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a random stream and check that the take name comes up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Manage Take Names page. Select one from the list. Click clear all. Does it work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one from the list. Select another. Does the warning message come up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one from the list. Delete it. Is there a warning. Does it delete? Reload the page to check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Posts</text:p>
          </table:table-cell>
          <table:table-cell office:value-type="string">
            <text:p>Click on the posts link in the main nav does it loa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in as test2 user. Make a comment in reply to a post that the test user made.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n make a private comment in the same plac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When entering a username does it clear the info text? Do suggestions pop up as the user types. Both domain and user?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" office:value-type="string">
            <text:p>Do extra username textboxes open up when one is used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Does an error and cross appear when a username is invali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a tick appear when it is correc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nd the private mess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the compose page of the posts section. Send a private post. Does it appear on the page. Is it marked private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to the local sent items. There should be the three posts you have made. Two marked 'A private post'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Wait for the cooldown to expir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back into the main test users account. The posts link should be followed by a 3 in bracket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posts lin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three new posts (The ones you just made). One public and two privat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 posts link should have removed the (3)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he local inbox link should not have a number after it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crolling down to the bottom of the inbox. There should be a 'There are no more posts to display.;' message when you reach the end.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0" office:value-type="string">
            <text:p>@todo need more tests to check that cooldown is working and that private messages are indeed private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treams</text:p>
          </table:table-cell>
          <table:table-cell office:value-type="string">
            <text:p>(Make sure testing is on on the tests page.) Does the page loa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the selector Paging, filtering, sorting. Does it all work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eck the 'List' link on the side nav links to this page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reate Stream.</text:p>
          </table:table-cell>
          <table:table-cell office:value-type="string">
            <text:p>Check the create stream form. Test the help pop up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for invalid name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for empty descriptio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reating a valid stream. Does the update page loa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reating a a valid stream with a type of 'user'. Does the update page load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edit fields on the right hand nav. Ensure that the fields are not editable for user streams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treams</text:p>
          </table:table-cell>
          <table:table-cell office:value-type="string">
            <text:p>Go back to the streams page and use the selector to show the standard stream. Do the publish and delete icons show for the stream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Publish the stream (globe icon). Does it show a warning? Do the revert, delete and deprecate icons show? Has the status update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Deprecate. Do the revert, publish and delete icons show? <text:s/>Has the status update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revert. Do the publish and delete icons show? <text:s/>Has the status update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the stream. Does it show the warning? Does the row roll up? Reload the page. Is it still delete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reate another test stream. And bring it up on the index page selector. Select it and go to the posts page on the right hand side bar. It should load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py the url. Log in as test2 user. Go to the new stream. It should error. (It is private.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back in as test user. Make a post in the stream. Is the stream still revertible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On the actions page for the stream, change the 'who can submit posts' to be anyone. Log in as test 2 Make a pos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back in as test user. Is the stream revertible It shouldn't b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precating the stream. The publish option should appear. Try publishing again. The deprecate option should appe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Log in as another user and check the main test users stream list page. User should not be able to use any actions or see any private items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tream View</text:p>
          </table:table-cell>
          <table:table-cell office:value-type="string">
            <text:p>Select the stream. The view page should come up with details about the stream. Check they look good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eck the metapost lin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details link on the sidebar. It should reload this page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tream Actions</text:p>
          </table:table-cell>
          <table:table-cell office:value-type="string">
            <text:p>Click the actions link. Check the details at the top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eck the help popup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at the publish button works (should show the deprecate.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at the deprecate button works (should show the publish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a new version and create a new version. A link should appear. Click it. Check that the details have change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 publish and delete buttons should be presen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publish button. Revert, delete and deprecate should appe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deprecate button. The revert, delete and publish buttons should appea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revert. The publish and delete should remain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Use switch versions on the right hand nav bar to switch between this version and the first one and then back again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delete. Click ok to the warning. There should be a message to say it is deleted and the sidebar just has list and creat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the actions page of the first version of the test stream agai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Put in a new test name in the duplicate text box. Submit. A link should appear. Click it, Check that the details have changed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Stream Edit</text:p>
          </table:table-cell>
          <table:table-cell office:value-type="string">
            <text:p>Click edit in the right hand side bar. <text:s/>Check the four help popups wor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descriptio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default child streams, sort rhythms and moderation rings are presen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Use the search to add an extra child stream. Did it work did up down icons appear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dd another stream. Did the sort order buttons appear (1 top, 2 middle, 1 bottom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version of a child stream with the change version link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version of a child stream by editing the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child stream by editing the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 child stream with an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 child stream with an broken url. Does it erro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order of the child streams up and dow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a child stream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osing the child search after opening i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Use the search to add an extra default rhythm. Did it work did up down icons appear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dd another default rhythm. Did the sort order buttons appear (1 top, 2 middle, 1 bottom)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version of a default rhythm with the change version link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version of a default rhythm by editing the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default rhythm by editing the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default rhythm with an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 default rhythm with an broken url. Does it erro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order of the default rhythms up and dow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a default rhythm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osing the default rhythm after opening i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Use the search to add an extra default ring. Did it work did up down icons appear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dd another default ring. Did the sort order buttons appear (1 top, 2 middle, 1 bottom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default ring by editing the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 default ring with an url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 new default ring with an broken url. Does it erro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adding a duplicate default ring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order of the default rhythms up and dow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a default rhythm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osing the default rhythm after opening it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 Fields</text:p>
          </table:table-cell>
          <table:table-cell office:value-type="string">
            <text:p>Click on the edit fields link on the sidebar. Check the page loads with correct details at the top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re are two fields called 'Title' and 'Main Value'.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add new field link a few times. Do new fields get create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ing clicking the titles of <text:s/>a few fields. Do they open up and others close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the label of the new fields to something unique. Use the up down arrows to change the order. Does it wor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re the up down arrows on only field 3(just down) onwards (bottom only up)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a couple of new field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Open the title field. Try the title help popup,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the title dropdown. Should only be title and link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length to a non number. Does it error? Change it back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ange the title dropdown to a link. Has the length textbox been hidden and a required checkbox shown but defaulted to o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Open the main value fiel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the field type drop down. It should only allow valu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the type of value. It should only allow arrow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value options. It should only allow 'User can enter any value.'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help pop up text for 'select the type of value'. And 'value options'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a newly created field. Click the type field. Check all values are present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the required checkbox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email <text:s/>from the filte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whole number <text:s/>from the filte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more from the filte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 reg ex and error message should have appeared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enter a regex and error message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the filed type to a link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eck the required checkbox box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ange to the checkbox field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hanging the defaul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to the list field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dd some items to the lis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items and removing them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min and max select quantity a. Put non numeric numbers in. Put a max that is lower than the min. Put a min and max that is more than the list siz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ange to the openlist field typ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hanging the min and max select quantity a. Put non numeric numbers in. Put a max that is lower than the mi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to the value field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type of value has all the op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value options for arrow has five op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'who can take this' has two option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electing the different value options and editing the max, min and rhythm values. Also check popup text butt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the linear slider value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four valid op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the linear slider value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four valid option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electing the textbox value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five valid op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the stars value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four valid options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If max/min defined here is selected. There should only be a max option. No min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the button value typ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here should be five valid option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selecting the list value typ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adding and removing items from the list. Try the popup help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treams</text:p>
          </table:table-cell>
          <table:table-cell office:value-type="string">
            <text:p>Create a new test stream with a link as the first fiel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Without publishing, click on the posts link and check that it load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Make a test post in the stream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Rhythms</text:p>
          </table:table-cell>
          <table:table-cell office:value-type="string">
            <text:p>Load the main rhythms page. Try the selector paging, sorting and filters. Select a rhythm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Create Rhythm</text:p>
          </table:table-cell>
          <table:table-cell office:value-type="string">
            <text:p>Click on create on the sidebar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eck the help popup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a bad name an empty description and an empty code box and an unselected category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category is populate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nter valid values and submit. Does it redirect to the update page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eck the update values are valid.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Rhythms</text:p>
          </table:table-cell>
          <table:table-cell office:value-type="string">
            <text:p>Go back to the list page and try publishing the rhythm. You should get a warning and only be able to deprecate it afterward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precating it. You should be able to publish again. Try publishing again. Shouldn't get the warning this tim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elect the rhythm again. You will be taken to the view page. Does it load and the javascript display. Are the links correct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lick update in the righthand sidebar. Does it load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the help popups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publishing and deprecating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reating a new version. Follow the link. Does it work? Create another one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selecting a different version from the dropdown. Does the page reload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the version select on the view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deleting a version from the list page. Do you get a warning? Is it deleted? Refresh the page to chec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elect another version. Go to the update page. Delete it. Do you get a warning. Is it deleted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Go back to the original on the update pag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reate a duplicate and click the link to edit i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dit the description, category and code and press update. Do they update. Reload to double chec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hange the description, category and code to empty values and check that errors show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clicking the add parameter button. Does the form roll open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'add' on an empty form. Do we get a warning for name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nter a broken name and check for the error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Enter a valid name and submit. Does it wor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dd another parameter with a hin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editing a parameter name and hint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ry removing a parameter Does it roll up. Reload the page to check changes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Tutorials</text:p>
          </table:table-cell>
          <table:table-cell office:value-type="string">
            <text:p>Signup as a new user to test the tutorials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id the tutorial message show? Are most features turned off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saying no to the tutorial bring up a confirm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Does cancelling the confirm load the real homepage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ignup again. This time say no, but then say yes on the confirm? Does the tutorial start and the posts load behind it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reload the page has the tutorial started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ignup again. Reload the page on the first message. Does it show up again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omplete the first task. Does the complete message popup?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Click 'I'll start the next quest later.' Does it bring up a message with an option to turn tutorials off or acknowledge?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y clicking ok. Then bring the message back up by clicking on the tutorials link.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After completing the next quest. Select 'I'll start the next quest later.' and then 'turn the tutorials off' and then 'yes'. Do the tutorials turn off. 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urn the tutorials on again. Go through the tutorials looking for problems.</text:p>
          </table:table-cell>
          <table:table-cell table:number-columns-repeated="1017"/>
        </table:table-row>
        <table:table-row table:style-name="ro3" table:number-rows-repeated="7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@todo test a filter that stores data . 'test filter that stores data' is currently causing an error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@todo test the back button.</text:p>
          </table:table-cell>
          <table:table-cell table:number-columns-repeated="1017"/>
        </table:table-row>
        <table:table-row table:style-name="ro3" table:number-rows-repeated="104804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0000-00-00T08:15:39.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2:14:18.36</meta:creation-date>
    <meta:generator>LibreOffice/4.0.0.3$Windows_x86 LibreOffice_project/7545bee9c2a0782548772a21bc84a9dcc583b89</meta:generator>
    <dc:date>2015-02-11T16:20:04.36</dc:date>
    <meta:editing-duration>P3DT16H5M53S</meta:editing-duration>
    <meta:editing-cycles>590</meta:editing-cycles>
    <meta:document-statistic meta:table-count="1" meta:cell-count="780" meta:object-count="0"/>
  </office:meta>
</office:document-meta>
</file>